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053b47" officeooo:paragraph-rsid="00053b47" style:font-size-asian="10pt" style:font-size-complex="10pt"/>
    </style:style>
    <style:style style:name="P2" style:family="paragraph" style:parent-style-name="Standard">
      <style:text-properties fo:font-size="10pt" officeooo:rsid="0006c9c8" officeooo:paragraph-rsid="0006c9c8" style:font-size-asian="10pt" style:font-size-complex="10pt"/>
    </style:style>
    <style:style style:name="P3" style:family="paragraph" style:parent-style-name="Standard">
      <style:text-properties fo:font-size="10pt" officeooo:rsid="000830c1" officeooo:paragraph-rsid="000830c1" style:font-size-asian="10pt" style:font-size-complex="10pt"/>
    </style:style>
    <style:style style:name="P4" style:family="paragraph" style:parent-style-name="Standard">
      <style:text-properties fo:font-size="10pt" officeooo:rsid="00084099" officeooo:paragraph-rsid="00084099" style:font-size-asian="10pt" style:font-size-complex="10pt"/>
    </style:style>
    <style:style style:name="P5" style:family="paragraph" style:parent-style-name="Standard">
      <style:text-properties fo:font-size="10pt" officeooo:rsid="0008ddb0" officeooo:paragraph-rsid="0008ddb0" style:font-size-asian="10pt" style:font-size-complex="10pt"/>
    </style:style>
    <style:style style:name="P6" style:family="paragraph" style:parent-style-name="Standard">
      <style:text-properties fo:font-size="10pt" officeooo:rsid="000a4827" officeooo:paragraph-rsid="000a4827" style:font-size-asian="10pt" style:font-size-complex="10pt"/>
    </style:style>
    <style:style style:name="P7" style:family="paragraph" style:parent-style-name="Default">
      <style:paragraph-properties fo:margin-left="0in" fo:margin-right="0in" fo:margin-top="0in" fo:margin-bottom="0in" loext:contextual-spacing="false" fo:text-indent="0in" style:auto-text-indent="false"/>
    </style:style>
    <style:style style:name="T1" style:family="text">
      <style:text-properties officeooo:rsid="0006c9c8"/>
    </style:style>
    <style:style style:name="T2" style:family="text">
      <style:text-properties officeooo:rsid="000830c1"/>
    </style:style>
    <style:style style:name="T3" style:family="text">
      <style:text-properties officeooo:rsid="00084099"/>
    </style:style>
    <style:style style:name="T4" style:family="text">
      <style:text-properties officeooo:rsid="0008ab2f"/>
    </style:style>
    <style:style style:name="T5" style:family="text">
      <style:text-properties officeooo:rsid="000a4827"/>
    </style:style>
    <style:style style:name="T6" style:family="text">
      <style:text-properties fo:color="#000000" style:font-name="Calibri"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Game Programming II</text:p>
      <text:p text:style-name="P1">Lab Report – Lab 08 – LLAPI</text:p>
      <text:p text:style-name="P1"/>
      <text:p text:style-name="P1">Introduction</text:p>
      <text:p text:style-name="P1"/>
      <text:p text:style-name="P1">We are introduced to a crash course of the Low-Level API of the second and third layer of the TCP/IP and OSI models. We are shown a lot of the process that is taken for granted by using UNET and have a lot less hand-holding in the process. We are guided through setting up the server side, and asked to handle the client connection on our own.</text:p>
      <text:p text:style-name="P1"/>
      <text:p text:style-name="P1">Methods</text:p>
      <text:p text:style-name="P1"/>
      <text:p text:style-name="P1">First, we create a new project, duplicate the main camera, name one Client and the other Server, add two C# files named ClientConnection and ServerConnection and add them to the appropriate cameras. This will provide a base for what is to come.</text:p>
      <text:p text:style-name="P1"/>
      <text:p text:style-name="P1"><text:span text:style-name="T1">After opening up ServerConnection,</text:span> we add the libraries that will be used; <text:span text:style-name="T1">t</text:span>here are quite a few. On top of the normal engine library, we need the system collections for in file housing and structuring, the IO for data transfer structures, the networking library as multiple users will communicate with the server and vice versa, and finally a new one to the class called System.Runtime.Serialization.Formatters.Binary. <text:span text:style-name="T1">This library is used to manually serialize our messages being sent over the network.</text:span></text:p>
      <text:p text:style-name="P1"/>
      <text:p text:style-name="P2">Next, we set up some global variables for later use. ServerSocketID will store a unique number for identifying the server for messages but we initialize it to -1 to verify it gets assigned its own later, maxConnections will show how many connections we have, we have two byte variables called unreliableChannelID and reliableChannelID. The first is used to store unique channel identifiers for the UDP and TCP, respectively. Finally we have a boolean value called serverInitialized to change later after...initializing the server. <text:s/>That last one is pretty self-expanatory.</text:p>
      <text:p text:style-name="P2"/>
      <text:p text:style-name="P2">Following that, we jump into the start function and set up the global configuration. We declare and initialize a GlobalConfig instance, which stores information for how data is sent over a network such as max packet size and how often the network will transmit them. <text:s/>We set the ReactorModel, a way to tell the computer how to handle, or react to, packets from the network, by telling it to work at a fixed rate. We then set the rate to 10, which is understood as 10 milliseconds.</text:p>
      <text:p text:style-name="P1"/>
      <text:p text:style-name="P2">Still in the Start function, we start setting up channel configurations in much the same way as we did the GlobalConfig. We add a ConnectionConfig instance, and use it to add appropriate channel identifiers to the reliable and unreliable channel IDs. <text:span text:style-name="T2">Afterwards we are given a brief list of uses for how packets are interpreted depending on which channel they are sent. Each version has a sequenced and fragmented version. Reliable channel is more structured and if the information is dropped, the client is disconnected. The unreliable channel won't disconnect if there is packet loss.</text:span></text:p>
      <text:p text:style-name="P2"/>
      <text:p text:style-name="P3">The next step is to set up the topology, or understand how all the clients will become connected to the server. Thankfully there is a HostTopology class that we will create an instance of, and initialize it with our connectionConfig and max number of connections. Now we can initialize the network as a whole with the NetworkTransport.Init() method and give it our globalConfig as a parameter. With the transport layer initialized, we can finally set up our server socket ID by calling the NetworkTransport.<text:span text:style-name="T3">AddHost() method and hand it the parameters of our new topology and the server port, which we've just set to 7777. This socket, when given to a client, allows the client access to communicate with the server. <text:s/>Lastly for the Start funciton, we check if the socket is initialized by making sure it's not still -1, print out an appropriate debug, and set the serverInitialized bool to true. </text:span></text:p>
      <text:p text:style-name="P3"/>
      <text:p text:style-name="P4">Next big step is the Update function. We start with an if statement that kicks us out of the function if the server was not initialized by checking the bool value, (but the way it's set up now will guarantee it answers to true...) Next up are variables to be used later: four ints that are recHostId (who should receive the message), connectionId (who sent the message), channelId (what channel was used), and dataSize (how large the message can be), as well as an array of bytes to store the message and a byte to hold and error message.</text:p>
      <text:p text:style-name="P4"/>
      <text:p text:style-name="P4">Now we get a little tricky. We set up an enum variable from the Network library called NetworkEventType and set it to one of the types called “DataEvent.” Next, we will open up a do-while loop that will check that our network event type is not set to “Nothing”. Inside the loop, we set this <text:span text:style-name="T4">network </text:span>event variable to take the information from the method NetworkTransport.Receive() where we offer parameters <text:span text:style-name="T4">in the form of all the variables declared earlier in the function to</text:span> <text:soft-page-break/>have <text:span text:style-name="T4">the appropriate</text:span> information stored. <text:span text:style-name="T4">With that set up, we run a switch statement to read what type of value it has: Nothing, ConnectEvent, DataEvent, or DisconnectEvent. <text:s/>On nothing, the statement breaks, and we leave the loop. On DisconnectEvent, we check that the server was supposed to receive the message, and then print out a message to the console that the user that sent the message was disconnected. On the DataEvent, we set up a memory stream, implicitly cast to a stream class, to read from the buffer variable we set up and would now have information inside, set up a BinaryFormatter to translate the buffer information, create a message string that binary formatter will translate the buffer into, and then at the end of this run-on sentence print out to the console. We save the ConnectEvent for later, after setting up a function we will call SendMessage.</text:span></text:p>
      <text:p text:style-name="P4"/>
      <text:p text:style-name="P5">SendMessage is similar to the DataEvent, where we set up an error byte, a byte array called buffer and the appropriate memory stream to deal with the buffer and a binary formatter. The differences are we also give the function a message string, the target identifier of a client, and we are now encrypting and sending a message as opposed to receiving and decrypting it for use. And this is covered by feeding the memory stream and the message into the method binaryFormatter.Serialize() followed by the method NetworkTransport.Send() which will use the buffer, target and error variables from this function, as well as the global variables for the server socket and reliable channel. <text:s/><text:span text:style-name="T5">One last detail would be to add an if statement to print out if an error occurred while sending the message. The error byte will always have something sent to it, but is given the message for OK when there was nothing wrong so if we don't get this message, we print to the console what the translated error was.</text:span></text:p>
      <text:p text:style-name="P4"/>
      <text:p text:style-name="P6">At the end of the DataEvent, we add a call to the RespondMessage function that we must create. This is part of the On Your Own section and will need to Call SendMessage with the given meaage and Player ID that it has as parameters.</text:p>
      <text:p text:style-name="P3"/>
      <text:p text:style-name="P3">Nearing the end, we copied a base layout into the ClientConnection file and were given some broad instruction on filling it out. The actual layout was much more specific, but I got hung up on a few parts and didn't quite have time to finish it. Most of it is the same as we did for the ServerConnection, but I had difficulty understanding how client would get the server connection since a lot of the commands found new information and channels.</text:p>
      <text:p text:style-name="P2"/>
      <text:p text:style-name="P1">Conclusion</text:p>
      <text:p text:style-name="P1"/>
      <text:p text:style-name="P1">Quite simply parroting what was at the introduction, the lab hammers home a lot of the information that we seen while talking about layers 2 and 3 of the TCP/IP and OSI models and the functions were even kindly named after some of the conventions. <text:s/>The data to be read was encrypted, encapsulated, transmitted, unpacked and decrypted over the process, and—though I didn't quite finish—saw where it was going and noticed the two-way street that it was leading down.</text:p>
      <text:p text:style-name="P1"/>
      <text:p text:style-name="P1">Questions</text:p>
      <text:p text:style-name="P1"/>
      <text:p text:style-name="P7"><text:span text:style-name="T6">What does the connectionID mean when the client receives messages from a server </text:span></text:p>
      <text:p text:style-name="P1"/>
      <text:p text:style-name="P6">The connection ID is the socket identifier of the person sending the message, so that becomes the server's socket I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23:41:00</meta:creation-date>
    <meta:initial-creator>Tiffany</meta:initial-creator>
    <dc:date>2015-10-28T08:18:46.638000000</dc:date>
    <meta:editing-duration>PT9M2S</meta:editing-duration>
    <meta:editing-cycles>1</meta:editing-cycles>
    <meta:generator>LibreOffice/4.3.1.2$Windows_x86 LibreOffice_project/958349dc3b25111dbca392fbc281a05559ef6848</meta:generator>
    <meta:print-date>2015-10-28T08:20:56.436000000</meta:print-date>
    <meta:document-statistic meta:table-count="0" meta:image-count="0" meta:object-count="0" meta:page-count="2" meta:paragraph-count="22" meta:word-count="1366" meta:character-count="7944" meta:non-whitespace-character-count="6592"/>
  </office:meta>
</office:document-meta>
</file>